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language="en" fo:country="US"/>
    </style:style>
    <style:style style:name="P2" style:parent-style-name="Normal" style:family="paragraph">
      <style:paragraph-properties fo:text-align="justify"/>
      <style:text-properties fo:language="en" fo:country="US"/>
    </style:style>
    <style:style style:name="P3" style:parent-style-name="Normal" style:family="paragraph">
      <style:paragraph-properties fo:text-align="justify"/>
      <style:text-properties fo:language="en" fo:country="US"/>
    </style:style>
  </office:automatic-styles>
  <office:body>
    <office:text text:use-soft-page-breaks="true">
      <text:p text:style-name="P1">Project’s Storyline</text:p>
      <text:p text:style-name="P2">You are an astronaut, part of a two-person team sent on a mission to repair a broken communication satellite in Space. Being an astronaut, it’s your first spacewalk. You can feel your heart racing with excitement and a hint of nervousness. Your partner will stay inside the ISS and guide you through the mission. Your task is to carry out the actual repair work. You have trained for this moment for years, and now you are finally ready to put your skills to the test.</text:p>
      <text:p text:style-name="P3">Now, you have opened the hatch and you are outside in space. With the help of your partner inside the ISS you have already reached your workplace. You can only move in a limited space. One of the wires got damaged from the communication satellite and your task is to clip the wire and connect a new wire. You also must repair the antenna to fix the transmission and receiving of the signals. Depending on your work, you must work in nighttime as well. <text:s/>As, ISS is moving at a speed of 28,000 km/h and completes its one circle around the earth in 90 minutes, you have 45 minutes before sun sets, and you will be in nighttime. To deal with that you can use your torch light. You can face difficulty in dealing with some of the equipment you need to use. You and your partner must figure out how to work around the problem. Finally, you fixed the broken satellite, and your partner was there for you through the video and chat communication. Their presence and encouragement help you focus and stay calm. Now everything seems to be working perfectly. You can finish the mission and go back to the station with a sense of accomplishment.<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mal khan</meta:initial-creator>
    <dc:creator>momal khan</dc:creator>
    <meta:creation-date>2023-04-24T11:04:00Z</meta:creation-date>
    <dc:date>2023-04-24T11:15:00Z</dc:date>
    <meta:template xlink:href="Normal" xlink:type="simple"/>
    <meta:editing-cycles>1</meta:editing-cycles>
    <meta:editing-duration>PT0S</meta:editing-duration>
    <meta:document-statistic meta:page-count="1" meta:paragraph-count="3" meta:word-count="242" meta:character-count="1622" meta:row-count="11" meta:non-whitespace-character-count="1383"/>
  </office:meta>
</office:document-meta>
</file>